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6529f" officeooo:paragraph-rsid="0006529f"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06529f" officeooo:paragraph-rsid="0006529f" style:font-size-asian="15pt" style:font-weight-asian="bold" style:font-size-complex="15pt" style:font-weight-complex="bold"/>
    </style:style>
    <style:style style:name="P3"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fo:font-weight="bold" officeooo:rsid="0006529f" officeooo:paragraph-rsid="00082da1" style:font-size-asian="13pt" style:font-weight-asian="bold" style:font-name-complex="Times New Roman1" style:font-size-complex="13pt" style:font-weight-complex="bold"/>
    </style:style>
    <style:style style:name="P4"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officeooo:paragraph-rsid="00082da1" style:font-size-asian="13pt" style:font-size-complex="13pt"/>
    </style:style>
    <style:style style:name="P5"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officeooo:paragraph-rsid="00082da1" style:font-size-asian="13pt" style:font-name-complex="Times New Roman1" style:font-size-complex="13pt" style:font-weight-complex="bold"/>
    </style:style>
    <style:style style:name="P6"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2pt" officeooo:paragraph-rsid="00082da1" style:font-size-asian="12pt" style:font-name-complex="Times New Roman1" style:font-size-complex="12pt" style:font-weight-complex="bold"/>
    </style:style>
    <style:style style:name="T1" style:family="text">
      <style:text-properties style:font-name-complex="Times New Roman1"/>
    </style:style>
    <style:style style:name="T2" style:family="text">
      <style:text-properties style:font-name-complex="Times New Roman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BSTRACT</text:p>
      <text:p text:style-name="P1"/>
      <text:p text:style-name="P1"/>
      <text:p text:style-name="P1"/>
      <text:p text:style-name="P4"><text:span text:style-name="T2">Driver inattention is one of the main causes of traffic accidents. Monitoring a driver to detect inattention is a complex problem that involves physiological and behavioral elements. Different approaches have been made and these are categorized into </text:span><text:span text:style-name="T1">vehicle based, behavioral and physiological</text:span><text:span text:style-name="T2"> and among them Computer Vision has the potential of monitoring the person behind the wheel without interfering with his driving. In our project, we have developed a system to detect drowsiness while driving and to notify an emergency contact in case of accidents. Here we work on a low quality webcam attached to a head band .The video streams provided by the webcam can be used to monitor the eye blinks and detect if the driver is drowsy or not. This is done by the principle of segmentation. When the threshold value crosses a limit ,the driver is considered to be drowsy and an alarm is sounded. The android application pushes the date, time, location and identity of the driver to cloud.</text:span></text:p>
      <text:p text:style-name="P6"/>
      <text:p text:style-name="P5">An additional feature of this system is to detect accidents. This is done with the help of an accelerometer. When an accident occurs, a message indicating the location of the driver is sent to the emergency contact number. <text:s/>This system will help to decrease the amount of crashes due to fatigued drivers.</text:p>
      <text:p text:style-name="P6"/>
      <text:p text:style-name="P5">On the basis of this result the warning is issued to the driver to take a break.<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23:31:29.857685168</meta:creation-date>
    <dc:date>2016-03-26T11:08:32.238062908</dc:date>
    <meta:editing-duration>PT1M15S</meta:editing-duration>
    <meta:editing-cycles>2</meta:editing-cycles>
    <meta:generator>LibreOffice/4.4.2.2$Linux_X86_64 LibreOffice_project/40m0$Build-2</meta:generator>
    <meta:document-statistic meta:table-count="0" meta:image-count="0" meta:object-count="0" meta:page-count="1" meta:paragraph-count="4" meta:word-count="234" meta:character-count="1379" meta:non-whitespace-character-count="1147"/>
  </office:meta>
</office:document-meta>
</file>